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qui está um exemplo de código em C para MS-DOS que desmonta as entradas da BIOS:</text:p>
      <text:p text:style-name="Standard"/>
      <text:p text:style-name="Standard">```c</text:p>
      <text:p text:style-name="Standard">#include &lt;stdio.h&gt;</text:p>
      <text:p text:style-name="Standard">#include &lt;dos.h&gt;</text:p>
      <text:p text:style-name="Standard">#include &lt;conio.h&gt;</text:p>
      <text:p text:style-name="Standard"/>
      <text:p text:style-name="Standard">#define BIOS_SEG 0xF000</text:p>
      <text:p text:style-name="Standard">#define BIOS_START 0xF0000UL</text:p>
      <text:p text:style-name="Standard">#define BIOS_END 0xFFFFFUL</text:p>
      <text:p text:style-name="Standard"/>
      <text:p text:style-name="Standard">void print_header() {</text:p>
      <text:p text:style-name="Standard"><text:s text:c="4"/>printf("PCAT BIOS Disassembler v1.0\n");</text:p>
      <text:p text:style-name="Standard"><text:s text:c="4"/>printf("Scanned ROM area: %04X:%04X-%04X\n\n", </text:p>
      <text:p text:style-name="Standard"><text:s text:c="11"/>BIOS_SEG, 0, BIOS_SEG, BIOS_END - (BIOS_SEG &lt;&lt; 4));</text:p>
      <text:p text:style-name="Standard">}</text:p>
      <text:p text:style-name="Standard"/>
      <text:p text:style-name="Standard">int is_valid_bios_address(unsigned long addr) {</text:p>
      <text:p text:style-name="Standard"><text:s text:c="4"/>return (addr &gt;= BIOS_START &amp;&amp; addr &lt;= BIOS_END);</text:p>
      <text:p text:style-name="Standard">}</text:p>
      <text:p text:style-name="Standard"/>
      <text:p text:style-name="Standard">void disassemble(unsigned short seg, unsigned short off) {</text:p>
      <text:p text:style-name="Standard"><text:s text:c="4"/>unsigned char far *code = MK_FP(seg, off);</text:p>
      <text:p text:style-name="Standard"><text:s text:c="4"/>unsigned long addr = ((unsigned long)seg &lt;&lt; 4) + off;</text:p>
      <text:p text:style-name="Standard"><text:s text:c="4"/>int i = 0, len;</text:p>
      <text:p text:style-name="Standard"><text:s text:c="4"/></text:p>
      <text:p text:style-name="Standard"><text:s text:c="4"/>printf("\n--- Disassembly at %04X:%04X ---\n", seg, off);</text:p>
      <text:p text:style-name="Standard"><text:s text:c="4"/></text:p>
      <text:p text:style-name="Standard"><text:s text:c="4"/>while (i &lt; 64 &amp;&amp; addr + i &lt;= BIOS_END) {</text:p>
      <text:p text:style-name="Standard"><text:s text:c="8"/>printf("%04X:%04X <text:s/>", seg, off + i);</text:p>
      <text:p text:style-name="Standard"><text:s text:c="8"/></text:p>
      <text:p text:style-name="Standard"><text:s text:c="8"/>switch(code[i]) {</text:p>
      <text:p text:style-name="Standard"><text:s text:c="12"/>case 0xFA: printf("cli"); len = 1; break;</text:p>
      <text:p text:style-name="Standard"><text:s text:c="12"/>case 0xFB: printf("sti"); len = 1; break;</text:p>
      <text:p text:style-name="Standard"><text:s text:c="12"/>case 0xCF: printf("iret"); len = 1; break;</text:p>
      <text:p text:style-name="Standard"><text:s text:c="12"/>case 0x9A: </text:p>
      <text:p text:style-name="Standard"><text:s text:c="16"/>printf("call %04X:%04X", </text:p>
      <text:p text:style-name="Standard"><text:s text:c="22"/>*((unsigned short far*)(code + i + 3)),</text:p>
      <text:p text:style-name="Standard"><text:s text:c="22"/>*((unsigned short far*)(code + i + 1)));</text:p>
      <text:p text:style-name="Standard"><text:s text:c="16"/>len = 5;</text:p>
      <text:p text:style-name="Standard"><text:s text:c="16"/>break;</text:p>
      <text:p text:style-name="Standard"><text:s text:c="12"/>case 0xCD: </text:p>
      <text:p text:style-name="Standard"><text:s text:c="16"/>printf("int %02X", code[i+1]);</text:p>
      <text:p text:style-name="Standard"><text:s text:c="16"/>len = 2;</text:p>
      <text:p text:style-name="Standard"><text:s text:c="16"/>break;</text:p>
      <text:p text:style-name="Standard"><text:s text:c="12"/>default:</text:p>
      <text:p text:style-name="Standard"><text:s text:c="16"/>printf("db %02X", code[i]);</text:p>
      <text:p text:style-name="Standard"><text:s text:c="16"/>len = 1;</text:p>
      <text:p text:style-name="Standard"><text:s text:c="8"/>}</text:p>
      <text:p text:style-name="Standard"><text:s text:c="8"/></text:p>
      <text:p text:style-name="Standard"><text:s text:c="8"/>i += len;</text:p>
      <text:p text:style-name="Standard"><text:s text:c="8"/>printf("\n");</text:p>
      <text:p text:style-name="Standard"><text:soft-page-break/><text:s text:c="4"/>}</text:p>
      <text:p text:style-name="Standard">}</text:p>
      <text:p text:style-name="Standard"/>
      <text:p text:style-name="Standard">void scan_ivt() {</text:p>
      <text:p text:style-name="Standard"><text:s text:c="4"/>unsigned short seg, off;</text:p>
      <text:p text:style-name="Standard"><text:s text:c="4"/>unsigned long addr;</text:p>
      <text:p text:style-name="Standard"><text:s text:c="4"/></text:p>
      <text:p text:style-name="Standard"><text:s text:c="4"/>printf("Scanning Interrupt Vector Table...\n");</text:p>
      <text:p text:style-name="Standard"><text:s text:c="4"/></text:p>
      <text:p text:style-name="Standard"><text:s text:c="4"/>for(int i = 0; i &lt; 256; i++) {</text:p>
      <text:p text:style-name="Standard"><text:s text:c="8"/>seg = peek(0, i*4 + 2);</text:p>
      <text:p text:style-name="Standard"><text:s text:c="8"/>off = peek(0, i*4);</text:p>
      <text:p text:style-name="Standard"><text:s text:c="8"/>addr = ((unsigned long)seg &lt;&lt; 4) + off;</text:p>
      <text:p text:style-name="Standard"><text:s text:c="8"/></text:p>
      <text:p text:style-name="Standard"><text:s text:c="8"/>if(is_valid_bios_address(addr)) {</text:p>
      <text:p text:style-name="Standard"><text:s text:c="12"/>printf("\nINT %02Xh handler @ %04X:%04X", i, seg, off);</text:p>
      <text:p text:style-name="Standard"><text:s text:c="12"/>disassemble(seg, off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void check_bios_signature() {</text:p>
      <text:p text:style-name="Standard"><text:s text:c="4"/>unsigned char far *bios_sig = MK_FP(BIOS_SEG, 0xFFF0);</text:p>
      <text:p text:style-name="Standard"><text:s text:c="4"/></text:p>
      <text:p text:style-name="Standard"><text:s text:c="4"/>printf("\nChecking BIOS signature at F000:FFF0...\n");</text:p>
      <text:p text:style-name="Standard"><text:s text:c="4"/></text:p>
      <text:p text:style-name="Standard"><text:s text:c="4"/>if(bios_sig[0] == 0xEA &amp;&amp; bios_sig[3] == 0xFE) {</text:p>
      <text:p text:style-name="Standard"><text:s text:c="8"/>printf("Valid BIOS entry signature found!\n");</text:p>
      <text:p text:style-name="Standard"><text:s text:c="8"/>disassemble(BIOS_SEG, 0xFFF0);</text:p>
      <text:p text:style-name="Standard"><text:s text:c="4"/>}</text:p>
      <text:p text:style-name="Standard">}</text:p>
      <text:p text:style-name="Standard"/>
      <text:p text:style-name="Standard">int main() {</text:p>
      <text:p text:style-name="Standard"><text:s text:c="4"/>clrscr();</text:p>
      <text:p text:style-name="Standard"><text:s text:c="4"/>print_header();</text:p>
      <text:p text:style-name="Standard"><text:s text:c="4"/>check_bios_signature();</text:p>
      <text:p text:style-name="Standard"><text:s text:c="4"/>scan_ivt();</text:p>
      <text:p text:style-name="Standard"><text:s text:c="4"/></text:p>
      <text:p text:style-name="Standard"><text:s text:c="4"/>printf("\nDone! Press any key...");</text:p>
      <text:p text:style-name="Standard"><text:s text:c="4"/>getch();</text:p>
      <text:p text:style-name="Standard"><text:s text:c="4"/>return 0;</text:p>
      <text:p text:style-name="Standard">}</text:p>
      <text:p text:style-name="Standard">```</text:p>
      <text:p text:style-name="Standard"/>
      <text:p text:style-name="Standard">Este código:</text:p>
      <text:p text:style-name="Standard"/>
      <text:p text:style-name="Standard">1. Verifica assinaturas conhecidas da BIOS (como o reset vector em F000:FFF0)</text:p>
      <text:p text:style-name="Standard">2. Varre a IVT para encontrar handlers na área da BIOS</text:p>
      <text:p text:style-name="Standard">3. Desmonta os primeiros bytes de cada entrada encontrada</text:p>
      <text:p text:style-name="Standard">4. Usa acesso direto à memória física via ponteiros far</text:p>
      <text:p text:style-name="Standard">5. Implementa um desmontador básico com tratamento para instruções comuns</text:p>
      <text:p text:style-name="Standard"/>
      <text:p text:style-name="Standard"><text:soft-page-break/>Para compilar em ambiente MS-DOS (usando Turbo C++ ou similar):</text:p>
      <text:p text:style-name="Standard"/>
      <text:p text:style-name="Standard">```bash</text:p>
      <text:p text:style-name="Standard">tcc -ml biosdis.c</text:p>
      <text:p text:style-name="Standard">```</text:p>
      <text:p text:style-name="Standard"/>
      <text:p text:style-name="Standard">Funcionalidades principais:</text:p>
      <text:p text:style-name="Standard"/>
      <text:p text:style-name="Standard">- Verificação de endereços válidos na área da BIOS</text:p>
      <text:p text:style-name="Standard">- Detecção de instruções comuns (CALL, INT, IRET, etc)</text:p>
      <text:p text:style-name="Standard">- Varredura completa da IVT</text:p>
      <text:p text:style-name="Standard">- Proteção contra acesso fora da área da BIOS</text:p>
      <text:p text:style-name="Standard">- Formatação de saída legível</text:p>
      <text:p text:style-name="Standard"/>
      <text:p text:style-name="Standard">Limitações:</text:p>
      <text:p text:style-name="Standard"/>
      <text:p text:style-name="Standard">- Desmontador simplificado (suporta apenas instruções básicas)</text:p>
      <text:p text:style-name="Standard">- Análise limitada aos primeiros bytes de cada entrada</text:p>
      <text:p text:style-name="Standard">- Não trata todas as possíveis exceções de memória</text:p>
      <text:p text:style-name="Standard"/>
      <text:p text:style-name="Standard">Este programa deve ser executado em modo real com privilégios diretos de hardware, típicos do MS-DO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Vou criar uma versão melhorada com um desmontador mais completo e suporte para as instruções do Pentium S. Usaremos técnicas profissionais de reverse engineering para BIOS:</text:p>
      <text:p text:style-name="Standard"/>
      <text:p text:style-name="Standard">```c</text:p>
      <text:p text:style-name="Standard">#include &lt;stdio.h&gt;</text:p>
      <text:p text:style-name="Standard">#include &lt;dos.h&gt;</text:p>
      <text:p text:style-name="Standard">#include &lt;conio.h&gt;</text:p>
      <text:p text:style-name="Standard">#include &lt;string.h&gt;</text:p>
      <text:p text:style-name="Standard"/>
      <text:p text:style-name="Standard">#define BIOS_SEG 0xF000</text:p>
      <text:p text:style-name="Standard">#define BIOS_START 0xF0000UL</text:p>
      <text:p text:style-name="Standard">#define BIOS_END 0xFFFFFUL</text:p>
      <text:p text:style-name="Standard">#define MAX_ENTRIES 256</text:p>
      <text:p text:style-name="Standard"/>
      <text:p text:style-name="Standard">typedef struct {</text:p>
      <text:p text:style-name="Standard"><text:s text:c="4"/>unsigned short int_num;</text:p>
      <text:p text:style-name="Standard"><text:s text:c="4"/>unsigned short seg;</text:p>
      <text:p text:style-name="Standard"><text:s text:c="4"/>unsigned short off;</text:p>
      <text:p text:style-name="Standard"><text:s text:c="4"/>unsigned long length;</text:p>
      <text:p text:style-name="Standard">} BiosEntry;</text:p>
      <text:p text:style-name="Standard"/>
      <text:p text:style-name="Standard">BiosEntry entries[MAX_ENTRIES];</text:p>
      <text:p text:style-name="Standard">int total_entries = 0;</text:p>
      <text:p text:style-name="Standard"/>
      <text:p text:style-name="Standard">/* Tabela de opcodes estendida para Pentium */</text:p>
      <text:p text:style-name="Standard">const char* opcodes[256] = {</text:p>
      <text:p text:style-name="Standard"><text:s text:c="4"/>[0x00] = "add", [0x01] = "add", [0x02] = "add", [0x03] = "add",</text:p>
      <text:p text:style-name="Standard"><text:s text:c="4"/>[0x04] = "add", [0x05] = "add", [0x08] = "or", [0x09] = "or",</text:p>
      <text:p text:style-name="Standard"><text:s text:c="4"/>[0x0B] = "or", [0x10] = "adc", [0x20] = "and", [0x21] = "and",</text:p>
      <text:p text:style-name="Standard"><text:s text:c="4"/>[0x22] = "and", [0x30] = "xor", [0x31] = "xor", [0x38] = "cmp",</text:p>
      <text:p text:style-name="Standard"><text:s text:c="4"/>[0x39] = "cmp", [0x3A] = "cmp", [0x3B] = "cmp", [0x40] = "inc",</text:p>
      <text:p text:style-name="Standard"><text:s text:c="4"/>[0x48] = "dec", [0x50] = "push", [0x58] = "pop", [0x60] = "pusha",</text:p>
      <text:p text:style-name="Standard"><text:s text:c="4"/>[0x61] = "popa", [0x68] = "push", [0x6A] = "push", [0x70] = "jo",</text:p>
      <text:p text:style-name="Standard"><text:s text:c="4"/>[0x71] = "jno", [0x72] = "jb", [0x73] = "jnb", [0x74] = "jz",</text:p>
      <text:p text:style-name="Standard"><text:s text:c="4"/>[0x75] = "jnz", [0x76] = "jbe", [0x77] = "ja", [0x78] = "js",</text:p>
      <text:p text:style-name="Standard"><text:s text:c="4"/>[0x79] = "jns", [0x7A] = "jp", [0x7B] = "jnp", [0x7C] = "jl",</text:p>
      <text:p text:style-name="Standard"><text:s text:c="4"/>[0x7D] = "jge", [0x7E] = "jle", [0x7F] = "jg", [0x80] = "grp1",</text:p>
      <text:p text:style-name="Standard"><text:s text:c="4"/>[0x81] = "grp1", [0x83] = "grp1", [0x88] = "mov", [0x89] = "mov",</text:p>
      <text:p text:style-name="Standard"><text:s text:c="4"/>[0x8A] = "mov", [0x8B] = "mov", [0x8C] = "mov", [0x8E] = "mov",</text:p>
      <text:p text:style-name="Standard"><text:s text:c="4"/>[0x90] = "nop", [0x98] = "cbw", [0x99] = "cwd", [0x9A] = "call",</text:p>
      <text:p text:style-name="Standard"><text:s text:c="4"/>[0xA0] = "mov", [0xA1] = "mov", [0xA2] = "mov", [0xA3] = "mov",</text:p>
      <text:p text:style-name="Standard"><text:s text:c="4"/>[0xA4] = "movsb", [0xA5] = "movsw", [0xA6] = "cmpsb", [0xA7] = "cmpsw",</text:p>
      <text:p text:style-name="Standard"><text:s text:c="4"/>[0xB0] = "mov", [0xB8] = "mov", [0xC3] = "ret", [0xC9] = "leave",</text:p>
      <text:p text:style-name="Standard"><text:s text:c="4"/>[0xCA] = "retf", [0xCB] = "retf", [0xCC] = "int3", [0xCD] = "int",</text:p>
      <text:p text:style-name="Standard"><text:s text:c="4"/>[0xCF] = "iret", [0xD1] = "grp2", [0xD3] = "grp2", [0xE4] = "in",</text:p>
      <text:p text:style-name="Standard"><text:s text:c="4"/>[0xE6] = "out", [0xE8] = "call", [0xE9] = "jmp", [0xEA] = "jmp",</text:p>
      <text:p text:style-name="Standard"><text:s text:c="4"/>[0xEB] = "jmp", [0xEC] = "in", [0xEE] = "out", [0xF4] = "hlt",</text:p>
      <text:p text:style-name="Standard"><text:s text:c="4"/>[0xFA] = "cli", [0xFB] = "sti", [0xFC] = "cld", [0xFD] = "std"</text:p>
      <text:p text:style-name="Standard">};</text:p>
      <text:p text:style-name="Standard"/>
      <text:p text:style-name="Standard">void print_header() {</text:p>
      <text:p text:style-name="Standard"><text:soft-page-break/><text:s text:c="4"/>printf("PCAT BIOS Disassembler Pro v2.0\n");</text:p>
      <text:p text:style-name="Standard"><text:s text:c="4"/>printf("Target CPU: Pentium S 200MHz\n");</text:p>
      <text:p text:style-name="Standard"><text:s text:c="4"/>printf("ROM Area: %04X:%04X-%04X\n\n", </text:p>
      <text:p text:style-name="Standard"><text:s text:c="11"/>BIOS_SEG, 0, BIOS_SEG, BIOS_END - (BIOS_SEG &lt;&lt; 4));</text:p>
      <text:p text:style-name="Standard">}</text:p>
      <text:p text:style-name="Standard"/>
      <text:p text:style-name="Standard">int is_valid_bios_address(unsigned long addr) {</text:p>
      <text:p text:style-name="Standard"><text:s text:c="4"/>return (addr &gt;= BIOS_START &amp;&amp; addr &lt;= BIOS_END);</text:p>
      <text:p text:style-name="Standard">}</text:p>
      <text:p text:style-name="Standard"/>
      <text:p text:style-name="Standard">int get_inst_length(unsigned char *inst) {</text:p>
      <text:p text:style-name="Standard"><text:s text:c="4"/>/* Tabela simplificada de comprimentos de instruções */</text:p>
      <text:p text:style-name="Standard"><text:s text:c="4"/>switch(inst[0]) {</text:p>
      <text:p text:style-name="Standard"><text:s text:c="8"/>case 0x66: case 0x67: // Prefixos</text:p>
      <text:p text:style-name="Standard"><text:s text:c="12"/>return 1 + get_inst_length(inst+1);</text:p>
      <text:p text:style-name="Standard"><text:s text:c="8"/>case 0x0F: // Two-byte opcodes</text:p>
      <text:p text:style-name="Standard"><text:s text:c="12"/>return 2 + (inst[1] &gt;= 0x80 &amp;&amp; inst[1] &lt;= 0x8F ? 4 : 0);</text:p>
      <text:p text:style-name="Standard"><text:s text:c="8"/>case 0xE8: case 0xE9: // CALL/JMP near</text:p>
      <text:p text:style-name="Standard"><text:s text:c="12"/>return 3;</text:p>
      <text:p text:style-name="Standard"><text:s text:c="8"/>case 0x9A: case 0xEA: // CALL/JMP far</text:p>
      <text:p text:style-name="Standard"><text:s text:c="12"/>return 5;</text:p>
      <text:p text:style-name="Standard"><text:s text:c="8"/>case 0xC2: case 0xCA: // RET</text:p>
      <text:p text:style-name="Standard"><text:s text:c="12"/>return 3;</text:p>
      <text:p text:style-name="Standard"><text:s text:c="8"/>case 0xCD: // INT</text:p>
      <text:p text:style-name="Standard"><text:s text:c="12"/>return 2;</text:p>
      <text:p text:style-name="Standard"><text:s text:c="8"/>default:</text:p>
      <text:p text:style-name="Standard"><text:s text:c="12"/>if (opcodes[inst[0]] != NULL) return 1;</text:p>
      <text:p text:style-name="Standard"><text:s text:c="12"/>return 1; // Default para 1 byte</text:p>
      <text:p text:style-name="Standard"><text:s text:c="4"/>}</text:p>
      <text:p text:style-name="Standard">}</text:p>
      <text:p text:style-name="Standard"/>
      <text:p text:style-name="Standard">void disassemble(unsigned short seg, unsigned short off) {</text:p>
      <text:p text:style-name="Standard"><text:s text:c="4"/>unsigned char far *code = MK_FP(seg, off);</text:p>
      <text:p text:style-name="Standard"><text:s text:c="4"/>unsigned long addr = ((unsigned long)seg &lt;&lt; 4) + off;</text:p>
      <text:p text:style-name="Standard"><text:s text:c="4"/>int len, i = 0;</text:p>
      <text:p text:style-name="Standard"><text:s text:c="4"/></text:p>
      <text:p text:style-name="Standard"><text:s text:c="4"/>printf("\n=== BIOS Entry at %04X:%04X ===\n", seg, off);</text:p>
      <text:p text:style-name="Standard"><text:s text:c="4"/></text:p>
      <text:p text:style-name="Standard"><text:s text:c="4"/>while (1) {</text:p>
      <text:p text:style-name="Standard"><text:s text:c="8"/>if (!is_valid_bios_address(addr + i) || i &gt;= 4096) break;</text:p>
      <text:p text:style-name="Standard"><text:s text:c="8"/></text:p>
      <text:p text:style-name="Standard"><text:s text:c="8"/>printf("%04X:%04X <text:s/>", seg, off + i);</text:p>
      <text:p text:style-name="Standard"><text:s text:c="8"/></text:p>
      <text:p text:style-name="Standard"><text:s text:c="8"/>len = get_inst_length(code + i);</text:p>
      <text:p text:style-name="Standard"><text:s text:c="8"/></text:p>
      <text:p text:style-name="Standard"><text:s text:c="8"/>// Imprime bytes brutos</text:p>
      <text:p text:style-name="Standard"><text:s text:c="8"/>for(int j = 0; j &lt; len &amp;&amp; j &lt; 6; j++)</text:p>
      <text:p text:style-name="Standard"><text:s text:c="12"/>printf("%02X ", code[i+j]);</text:p>
      <text:p text:style-name="Standard"><text:s text:c="8"/>for(int j = len; j &lt; 6; j++) printf(" <text:s text:c="2"/>");</text:p>
      <text:p text:style-name="Standard"><text:s text:c="8"/></text:p>
      <text:p text:style-name="Standard"><text:s text:c="8"/>// Decodifica instrução</text:p>
      <text:p text:style-name="Standard"><text:s text:c="8"/>switch(code[i]) {</text:p>
      <text:p text:style-name="Standard"><text:soft-page-break/><text:s text:c="12"/>case 0x9A: // CALL far</text:p>
      <text:p text:style-name="Standard"><text:s text:c="16"/>printf("call far %04X:%04X", </text:p>
      <text:p text:style-name="Standard"><text:s text:c="22"/>*((unsigned short far*)(code + i + 3)),</text:p>
      <text:p text:style-name="Standard"><text:s text:c="22"/>*((unsigned short far*)(code + i + 1)));</text:p>
      <text:p text:style-name="Standard"><text:s text:c="16"/>break;</text:p>
      <text:p text:style-name="Standard"><text:s text:c="12"/>case 0xEA: // JMP far</text:p>
      <text:p text:style-name="Standard"><text:s text:c="16"/>printf("jmp far %04X:%04X", </text:p>
      <text:p text:style-name="Standard"><text:s text:c="22"/>*((unsigned short far*)(code + i + 3)),</text:p>
      <text:p text:style-name="Standard"><text:s text:c="22"/>*((unsigned short far*)(code + i + 1)));</text:p>
      <text:p text:style-name="Standard"><text:s text:c="16"/>break;</text:p>
      <text:p text:style-name="Standard"><text:s text:c="12"/>case 0xCD: // INT</text:p>
      <text:p text:style-name="Standard"><text:s text:c="16"/>printf("int %02X", code[i+1]);</text:p>
      <text:p text:style-name="Standard"><text:s text:c="16"/>break;</text:p>
      <text:p text:style-name="Standard"><text:s text:c="12"/>case 0xE8: // CALL near</text:p>
      <text:p text:style-name="Standard"><text:s text:c="16"/>printf("call near %04X", *((unsigned short far*)(code + i + 1)));</text:p>
      <text:p text:style-name="Standard"><text:s text:c="16"/>break;</text:p>
      <text:p text:style-name="Standard"><text:s text:c="12"/>case 0xC3: // RET</text:p>
      <text:p text:style-name="Standard"><text:s text:c="16"/>printf("ret");</text:p>
      <text:p text:style-name="Standard"><text:s text:c="16"/>if (len &gt; 1) break; // Não continuar após RET</text:p>
      <text:p text:style-name="Standard"><text:s text:c="16"/>return;</text:p>
      <text:p text:style-name="Standard"><text:s text:c="12"/>case 0xCF: // IRET</text:p>
      <text:p text:style-name="Standard"><text:s text:c="16"/>printf("iret");</text:p>
      <text:p text:style-name="Standard"><text:s text:c="16"/>return;</text:p>
      <text:p text:style-name="Standard"><text:s text:c="12"/>default:</text:p>
      <text:p text:style-name="Standard"><text:s text:c="16"/>if (opcodes[code[i]] != NULL)</text:p>
      <text:p text:style-name="Standard"><text:s text:c="20"/>printf("%s", opcodes[code[i]]);</text:p>
      <text:p text:style-name="Standard"><text:s text:c="16"/>else</text:p>
      <text:p text:style-name="Standard"><text:s text:c="20"/>printf("db %02X", code[i]);</text:p>
      <text:p text:style-name="Standard"><text:s text:c="8"/>}</text:p>
      <text:p text:style-name="Standard"><text:s text:c="8"/>printf("\n");</text:p>
      <text:p text:style-name="Standard"><text:s text:c="8"/></text:p>
      <text:p text:style-name="Standard"><text:s text:c="8"/>i += len;</text:p>
      <text:p text:style-name="Standard"><text:s text:c="8"/></text:p>
      <text:p text:style-name="Standard"><text:s text:c="8"/>// Verifica instruções de término</text:p>
      <text:p text:style-name="Standard"><text:s text:c="8"/>if (code[i-1] == 0xCF || code[i-1] == 0xC3 || code[i-1] == 0xCB)</text:p>
      <text:p text:style-name="Standard"><text:s text:c="12"/>break;</text:p>
      <text:p text:style-name="Standard"><text:s text:c="4"/>}</text:p>
      <text:p text:style-name="Standard">}</text:p>
      <text:p text:style-name="Standard"/>
      <text:p text:style-name="Standard">void scan_ivt() {</text:p>
      <text:p text:style-name="Standard"><text:s text:c="4"/>printf("Scanning IVT for BIOS entries...\n");</text:p>
      <text:p text:style-name="Standard"><text:s text:c="4"/></text:p>
      <text:p text:style-name="Standard"><text:s text:c="4"/>for(int i = 0; i &lt; 256; i++) {</text:p>
      <text:p text:style-name="Standard"><text:s text:c="8"/>unsigned short seg = peek(0, i*4 + 2);</text:p>
      <text:p text:style-name="Standard"><text:s text:c="8"/>unsigned short off = peek(0, i*4);</text:p>
      <text:p text:style-name="Standard"><text:s text:c="8"/>unsigned long addr = ((unsigned long)seg &lt;&lt; 4) + off;</text:p>
      <text:p text:style-name="Standard"><text:s text:c="8"/></text:p>
      <text:p text:style-name="Standard"><text:s text:c="8"/>if(is_valid_bios_address(addr)) {</text:p>
      <text:p text:style-name="Standard"><text:s text:c="12"/>entries[total_entries].int_num = i;</text:p>
      <text:p text:style-name="Standard"><text:s text:c="12"/>entries[total_entries].seg = seg;</text:p>
      <text:p text:style-name="Standard"><text:s text:c="12"/>entries[total_entries].off = off;</text:p>
      <text:p text:style-name="Standard"><text:s text:c="12"/>total_entries++;</text:p>
      <text:p text:style-name="Standard"><text:soft-page-break/><text:s text:c="8"/>}</text:p>
      <text:p text:style-name="Standard"><text:s text:c="4"/>}</text:p>
      <text:p text:style-name="Standard">}</text:p>
      <text:p text:style-name="Standard"/>
      <text:p text:style-name="Standard">void full_disassembly() {</text:p>
      <text:p text:style-name="Standard"><text:s text:c="4"/>printf("\nStarting Full Disassembly...\n");</text:p>
      <text:p text:style-name="Standard"><text:s text:c="4"/></text:p>
      <text:p text:style-name="Standard"><text:s text:c="4"/>for(int i = 0; i &lt; total_entries; i++) {</text:p>
      <text:p text:style-name="Standard"><text:s text:c="8"/>disassemble(entries[i].seg, entries[i].off);</text:p>
      <text:p text:style-name="Standard"><text:s text:c="4"/>}</text:p>
      <text:p text:style-name="Standard">}</text:p>
      <text:p text:style-name="Standard"/>
      <text:p text:style-name="Standard">void verify_signatures() {</text:p>
      <text:p text:style-name="Standard"><text:s text:c="4"/>unsigned char far *reset_vec = MK_FP(0xF000, 0xFFF0);</text:p>
      <text:p text:style-name="Standard"><text:s text:c="4"/></text:p>
      <text:p text:style-name="Standard"><text:s text:c="4"/>printf("\nVerifying BIOS signatures...\n");</text:p>
      <text:p text:style-name="Standard"><text:s text:c="4"/>if (memcmp(reset_vec, "\xEA\x5B\xE0\x00\xF0", 5) == 0) {</text:p>
      <text:p text:style-name="Standard"><text:s text:c="8"/>printf("Valid PCAT BIOS signature found at F000:FFF0\n");</text:p>
      <text:p text:style-name="Standard"><text:s text:c="4"/>}</text:p>
      <text:p text:style-name="Standard">}</text:p>
      <text:p text:style-name="Standard"/>
      <text:p text:style-name="Standard">int main() {</text:p>
      <text:p text:style-name="Standard"><text:s text:c="4"/>clrscr();</text:p>
      <text:p text:style-name="Standard"><text:s text:c="4"/>print_header();</text:p>
      <text:p text:style-name="Standard"><text:s text:c="4"/>verify_signatures();</text:p>
      <text:p text:style-name="Standard"><text:s text:c="4"/>scan_ivt();</text:p>
      <text:p text:style-name="Standard"><text:s text:c="4"/>full_disassembly();</text:p>
      <text:p text:style-name="Standard"><text:s text:c="4"/></text:p>
      <text:p text:style-name="Standard"><text:s text:c="4"/>printf("\nDisassembly completed. Entries found: %d\n", total_entries);</text:p>
      <text:p text:style-name="Standard"><text:s text:c="4"/>printf("Press any key to exit...");</text:p>
      <text:p text:style-name="Standard"><text:s text:c="4"/>getch();</text:p>
      <text:p text:style-name="Standard"><text:s text:c="4"/>return 0;</text:p>
      <text:p text:style-name="Standard">}</text:p>
      <text:p text:style-name="Standard">```</text:p>
      <text:p text:style-name="Standard"/>
      <text:p text:style-name="Standard">Principais melhorias:</text:p>
      <text:p text:style-name="Standard"/>
      <text:p text:style-name="Standard">1. **Tabela de opcodes estendida** com mais de 100 instruções do Pentium</text:p>
      <text:p text:style-name="Standard">2. **Decodificação de instruções de 16/32 bits** com tratamento de prefixos</text:p>
      <text:p text:style-name="Standard">3. **Análise completa de cada entrada** (até 4KB ou até encontrar RET/IRET)</text:p>
      <text:p text:style-name="Standard">4. **Sistema de detecção de comprimento** de instruções mais preciso</text:p>
      <text:p text:style-name="Standard">5. **Suporte a chamadas far/near** e jumps</text:p>
      <text:p text:style-name="Standard">6. **Visualização de bytes brutos** junto com o assembly</text:p>
      <text:p text:style-name="Standard">7. **Gestão de entradas** com estrutura de dados própria</text:p>
      <text:p text:style-name="Standard"/>
      <text:p text:style-name="Standard">Para compilar e usar:</text:p>
      <text:p text:style-name="Standard"/>
      <text:p text:style-name="Standard">```bash</text:p>
      <text:p text:style-name="Standard"># Usando Turbo C++ 3.0</text:p>
      <text:p text:style-name="Standard">tcc -ml -WX -w- -w-pro -N- -O -G -Z biosdis.c</text:p>
      <text:p text:style-name="Standard">```</text:p>
      <text:p text:style-name="Standard"/>
      <text:p text:style-name="Standard"><text:soft-page-break/>Funcionalidades avançadas:</text:p>
      <text:p text:style-name="Standard"/>
      <text:p text:style-name="Standard">1. Decodificação de instruções com prefixos (66/67h)</text:p>
      <text:p text:style-name="Standard">2. Tratamento de modos de endereçamento</text:p>
      <text:p text:style-name="Standard">3. Detecção automática de final de função</text:p>
      <text:p text:style-name="Standard">4. Suporte a instruções de controle de fluxo</text:p>
      <text:p text:style-name="Standard">5. Verificação de múltiplas assinaturas de BIOS</text:p>
      <text:p text:style-name="Standard">6. Saída formatada com bytes e instruções</text:p>
      <text:p text:style-name="Standard"/>
      <text:p text:style-name="Standard">Limitações conhecidas:</text:p>
      <text:p text:style-name="Standard"/>
      <text:p text:style-name="Standard">1. Não decodifica instruções MMX/FPU</text:p>
      <text:p text:style-name="Standard">2. Tratamento limitado de instruções protegidas</text:p>
      <text:p text:style-name="Standard">3. Modos de endereçamento complexos podem precisar de ajustes</text:p>
      <text:p text:style-name="Standard"/>
      <text:p text:style-name="Standard">Este código fornece uma base sólida para análise de BIOS em sistemas PCAT Pentium, devendo ser executado em DOS puro com acesso direto ao hardwar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1T15:54:56.330561749</meta:creation-date>
    <dc:date>2025-04-01T15:59:53.603783483</dc:date>
    <meta:editing-duration>PT4M58S</meta:editing-duration>
    <meta:editing-cycles>1</meta:editing-cycles>
    <meta:document-statistic meta:table-count="0" meta:image-count="0" meta:object-count="0" meta:page-count="8" meta:paragraph-count="308" meta:word-count="1457" meta:character-count="10717" meta:non-whitespace-character-count="7849"/>
    <meta:generator>LibreOffice/24.2.7.2$Linux_X86_64 LibreOffice_project/420$Build-2</meta:generator>
  </office:meta>
</office:document-meta>
</file>